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 svg:font-family="'Avenir Next'"/>
    <style:font-face style:name="Helvetica" svg:font-family="Helvetica"/>
    <style:font-face style:name="Lucida Sans1" svg:font-family="'Lucida Sans'" style:font-family-generic="swiss"/>
    <style:font-face style:name="Liberation Mono" svg:font-family="'Liberation Mono'" style:font-family-generic="modern" style:font-pitch="fixed"/>
    <style:font-face style:name="MS PGothic1" svg:font-family="'MS PGothic'" style:font-family-generic="modern" style:font-pitch="fixed"/>
    <style:font-face style:name="Avenir Next1"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break-before="page"/>
      <style:text-properties fo:color="#000000" style:text-outline="false" style:font-name="Helvetica" fo:font-size="12pt" fo:letter-spacing="normal" officeooo:rsid="00135e77" officeooo:paragraph-rsid="000725da" style:letter-kerning="false" style:font-size-asian="12pt"/>
    </style:style>
    <style:style style:name="P2" style:family="paragraph" style:parent-style-name="Heading_20_3">
      <style:paragraph-properties fo:break-before="page"/>
      <style:text-properties style:font-name="Avenir Next1" officeooo:paragraph-rsid="000725da"/>
    </style:style>
    <style:style style:name="P3" style:family="paragraph" style:parent-style-name="Heading_20_3">
      <style:text-properties style:font-name="Avenir Next1"/>
    </style:style>
    <style:style style:name="P4" style:family="paragraph" style:parent-style-name="Heading_20_3">
      <style:text-properties style:font-name="Avenir Next1" officeooo:rsid="000725da" officeooo:paragraph-rsid="000725da"/>
    </style:style>
    <style:style style:name="P5" style:family="paragraph" style:parent-style-name="Text_20_body">
      <style:text-properties officeooo:rsid="00135e77" officeooo:paragraph-rsid="000725da"/>
    </style:style>
    <style:style style:name="P6" style:family="paragraph" style:parent-style-name="Text_20_body">
      <style:text-properties officeooo:rsid="0020679d" officeooo:paragraph-rsid="000725da"/>
    </style:style>
    <style:style style:name="P7" style:family="paragraph" style:parent-style-name="Text_20_body">
      <style:text-properties officeooo:paragraph-rsid="000725da"/>
    </style:style>
    <style:style style:name="P8" style:family="paragraph" style:parent-style-name="Heading_20_3">
      <style:text-properties style:font-name="Avenir Next1"/>
    </style:style>
    <style:style style:name="P9" style:family="paragraph" style:parent-style-name="Text_20_body">
      <style:text-properties officeooo:rsid="000725da" officeooo:paragraph-rsid="000725da"/>
    </style:style>
    <style:style style:name="T1" style:family="text">
      <style:text-properties officeooo:rsid="0013f830"/>
    </style:style>
    <style:style style:name="T2" style:family="text">
      <style:text-properties officeooo:rsid="0024ce21"/>
    </style:style>
    <style:style style:name="T3" style:family="text">
      <style:text-properties officeooo:rsid="0022d3a0"/>
    </style:style>
    <style:style style:name="T4" style:family="text">
      <style:text-properties fo:font-weight="normal" style:font-weight-asian="normal" style:font-weight-complex="normal"/>
    </style:style>
    <style:style style:name="T5" style:family="text">
      <style:text-properties fo:font-weight="normal" officeooo:rsid="0013f830" style:font-weight-asian="normal" style:font-weight-complex="normal"/>
    </style:style>
    <style:style style:name="T6" style:family="text">
      <style:text-properties fo:font-weight="normal" officeooo:rsid="0022d3a0" style:font-weight-asian="normal" style:font-weight-complex="normal"/>
    </style:style>
    <style:style style:name="T7" style:family="text">
      <style:text-properties fo:font-weight="bold" officeooo:rsid="0013f830" style:font-weight-asian="bold" style:font-weight-complex="bold"/>
    </style:style>
    <style:style style:name="T8" style:family="text">
      <style:text-properties style:font-name="Avenir Next1"/>
    </style:style>
    <style:style style:name="T9" style:family="text">
      <style:text-properties style:font-name="Avenir Next1" officeooo:rsid="0007336e"/>
    </style:style>
    <style:style style:name="T10" style:family="text">
      <style:text-properties officeooo:rsid="000725da"/>
    </style:style>
    <style:style style:name="T11" style:family="text">
      <style:text-properties officeooo:rsid="000733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Quando tradurre e quando no</text:h>
      <text:p text:style-name="P5">In presenza di un traducente accettabile, Mozilla Italia preferisce sempre <text:span text:style-name="T1">a fare uso dei</text:span> termini italiani e a promuoverli <text:span text:style-name="T1">in rete sfruttando</text:span> la sua posizione rilevante per abituare l’utente a un linguaggio non impoverito dall’uso di anglicismi.</text:p>
      <text:p text:style-name="P7">Alcuni esempi: community &gt; comunità; network &gt; rete di contatti; report &gt; resoconto ecc.</text:p>
      <text:p text:style-name="P7">Anche i neologismi usati colloquialmente sono da evitare il più possibile nella lingua scritta.</text:p>
      <text:p text:style-name="P7">Es. cliccare &gt; fare clic (senza k); postare &gt; pubblicare un articolo / un post;</text:p>
      <text:p text:style-name="P7"/>
      <text:p text:style-name="P5">Caso a parte sono i nomi propri, di prodotti o eventi. Quando esiste un traducente italiano ufficiale di un prodotto, va usato quello (es. il programma di visualizzazione Anteprima (Preview) nel Mac), altrimenti si lascia la versione originale.</text:p>
      <text:p text:style-name="P6">Nota: i nomi di associazioni o prodotti <text:span text:style-name="T2">coperti da trademark </text:span>vanno riportati esattamente come scritti nella grafia ufficiale. </text:p>
      <text:p text:style-name="P6">es. JavaScript e non Javascript o Java Script; PayPal e non Paypal o Pay Pal.</text:p>
      <text:p text:style-name="P5">In caso di prodotti o eventi Mozilla, <text:span text:style-name="T1">dato che la facoltà di decidere spetta a noi,</text:span> si valuterà insieme di caso in caso se tenere l’originale o localizzarlo.</text:p>
      <text:p text:style-name="P5">Altri casi particolari: </text:p>
      <text:p text:style-name="P5">-I nomi di cariche all’interno di un’organizzazione sono spesso titoli molto specifici <text:span text:style-name="T3">e creati ad hoc, </text:span>di cui è difficile o impossibile rendere un <text:span text:style-name="T5">esatto</text:span><text:span text:style-name="T7"> </text:span><text:span text:style-name="T4">corrispondente in italiano. Per cui, se all’interno di un discorso CEO può essere tradotto presidente,</text:span><text:span text:style-name="T6"> in assenza di contesto (es. in caso di liste di nomi) le cariche vanno lasciate in inglese.</text:span></text:p>
      <text:p text:style-name="P5">-La documentazione per sviluppatori contenente nomi di tecnologie nuove o sconosciute per cui non si è ancora affermato un traducente in lingua italiana. <text:span text:style-name="T1">Inoltre gli sviluppatori in genere si muovono in un ambito internazionale, quindi va a loro vantaggio conoscere più il termine internazionale che quello italiano.</text:span></text:p>
      <text:p text:style-name="P5"/>
      <text:p text:style-name="P1"/>
      <text:h text:style-name="P3" text:outline-level="3">Maiuscole o minuscole</text:h>
      <text:p text:style-name="P9">Differenze inglese-italiano nell’uso delle maiuscole</text:p>
      <text:p text:style-name="P9">Aggettivi: </text:p>
      <text:p text:style-name="P7"><text:span text:style-name="T10">I</text:span>n inglese gli aggettivi di nazionalità vanno sempre con la maiuscola (es. the Italian community), tale norma non si applica invece in italiano (es. la comunità italiana).</text:p>
      <text:p text:style-name="P7"/>
      <text:p text:style-name="P7">Titoli:</text:p>
      <text:p text:style-name="P7">In inglese viene scritta in maiuscola ogni parola del titolo portatrice di un significato semantico (in pratica verbi, sostantivi, aggettivi, ma non preposizioni e congiunzioni).</text:p>
      <text:p text:style-name="P7">es. How to Contribute in the Italian Community</text:p>
      <text:p text:style-name="P7">In italiano si scrive in maiuscolo solo la prima lettera del titolo (e ovviamente i termini che vanno scritti indipendentemente in maiscolo come nomi propri, acronimi ecc).</text:p>
      <text:p text:style-name="P7">es. Come contribuire nella comunità italiana</text:p>
      <text:p text:style-name="P7"/>
      <text:p text:style-name="P7">N.B. I titoli NON terminano con “.”</text:p>
      <text:p text:style-name="P7"/>
      <text:p text:style-name="P7">Regola della casa: Web/Internet.</text:p>
      <text:p text:style-name="P7">Quando intesi come sostantivi li mettiamo maiuscoli:</text:p>
      <text:p text:style-name="P7">es. Salviamo il Web; Internet è una risorsa per tutti</text:p>
      <text:p text:style-name="P7">Quando intesi come attributi vanno invece minuscoli:</text:p>
      <text:p text:style-name="P7">es. sito web; connessione internet</text:p>
      <text:p text:style-name="P7"/>
      <text:h text:style-name="P4" text:outline-level="3">Libertà stilistiche e calchi linguistici</text:h>
      <text:p text:style-name="P7">Ogni lingua possiede il suo modo peculiare di strutturare una frase, per cui nelle traduzioni tecniche non bisogna esitare a rigirare una frase quando questa azione la renderebbe più comprensibile o scorrevole.</text:p>
      <text:p text:style-name="P7">Ecco alcune modifiche che possono evitare i calchi <text:span text:style-name="T11">linguistici</text:span> dall’inglese e rendere la traduzione italiana più chiara e scorrevole.</text:p>
      <text:p text:style-name="P7"><text:soft-page-break/></text:p>
      <text:p text:style-name="P7">Lunghezza delle frasi</text:p>
      <text:p text:style-name="P7">L’inglese è notoriamente una lingua che preferisce periodi semplici e collegati paratatticamente. L’italiano è, al contrario, una lingua famosa per il periodare lungo e complesso, in cui prevale la subordinazione. Ne consegue che a volte trasponendo l’inglese all’italiano il periodo che risulta appare fin troppo “elementare”, spezzettato. Per evitare questo effetto può essere utile unire due periodi brevi in uno più lungo, quando possibile evidenziandone il nesso logico con una proposizione subordinata. Questo darà al discorso un senso di continuità e renderà più facile seguire il filo logico del discorso.</text:p>
      <text:p text:style-name="P7"/>
      <text:p text:style-name="P7">Lessico</text:p>
      <text:p text:style-name="P7">Altra caratteristica dell’inglese è la preferenza per un lessico generico, un buon esempio del quale sono i phrasal verbs che uniscono a verbi comuni una preposizione per dargli un nuovo significato, anche quando per quello stesso significato esisterebbe un verbo più specifico (es. “sign up” per register, “sign in” per access).</text:p>
      <text:p text:style-name="P7">In italiano questa scelta stilistica viene interpretata come povertà lessicale. Per questo è preferibile utilizzare i termini più puntuali possibili (accedi vs. entra; invia vs. manda, sviluppare/progettare <text:span text:style-name="T10">software </text:span>invece di costruire, creare ecc.), senza scadere ovviamente in un linguaggio ingessato o pedante.</text:p>
      <text:p text:style-name="P7">È comunque sempre buona norma non abusare dei verbi generici come fare, esserci, dare e dei “sostantivi ombrello” come cosa, <text:span text:style-name="T11">fatto ecc</text:span>.</text:p>
      <text:p text:style-name="P7"/>
      <text:p text:style-name="P7">Anche negli aggettivi ci sono gusti diversi. In inglese si noterà un massiccio uso di “great”, “powerful”, “best” per descrivere qualsiasi prodotto, iniziativa o persona. <text:s/><text:span text:style-name="Source_20_Text"><text:span text:style-name="T8">In italiano sono aggettivi molto generici e danno un'idea di povertà lessicale. Per un testo di buona qualità troviamo meglio sostituire questo generico "potente" con una caratteristica più precisa che specifichi la qualità in cui una cosa è "potente". Per esempio un programma "potente" potrebbe essere, a seconda del singolo caso, performante, o versatile, o completo, o stabile, o flessibile ecc.</text:span></text:span></text:p>
      <text:p text:style-name="P7"><text:span text:style-name="Source_20_Text"><text:span text:style-name="T8"/></text:span></text:p>
      <text:p text:style-name="P7"><text:span text:style-name="Source_20_Text"><text:span text:style-name="T8">In ultimo bisogna evitare le trappole dei “false friends” (parole straniere che somigliano a termini esistenti italiani, ma hanno un significato diverso). Alcuni di essi sono:</text:span></text:span></text:p>
      <text:p text:style-name="P7"><text:soft-page-break/><text:span text:style-name="Source_20_Text"><text:span text:style-name="T8">-submit (es. submit your add-on for review): non sottomettere (assoggettare qualcuno al proprio volere) ma sottoporre (ad esame), o a seconda dei casi anche inviare o caricare.</text:span></text:span></text:p>
      <text:p text:style-name="P7"><text:span text:style-name="Source_20_Text"><text:span text:style-name="T8">-application (es. send your application at the following email address): attenzione al contesto, il software è un’applicazione, quando si fa </text:span></text:span><text:span text:style-name="Source_20_Text"><text:span text:style-name="T9">domanda per essere presi a</text:span></text:span><text:span text:style-name="Source_20_Text"><text:span text:style-name="T8"> un progetto si dice candidatura.</text:span></text:span></text:p>
      <text:p text:style-name="P7"><text:span text:style-name="Source_20_Text"><text:span text:style-name="T8">-excited (es. we are all excited for the upcoming release of Firefox): non “eccitato”, termine dalle conotazioni sessuali o comunque esagerate, ma “entusiasta” (es. siamo entusiasti della nuova versione), o a seconda dei casi “impaziente” (sono impaziente che esca la nuova versione), “orgoglioso” (siamo orgogliosi di presentare la nuova versione) ecc.</text:span></text:span></text:p>
      <text:p text:style-name="P7"/>
      <text:p text:style-name="P7">Diatesi</text:p>
      <text:p text:style-name="P7">Certi usi inglesi del passivo risultano in una traduzione italiana inutilmente macchinosa, specialmente quando si stanno scrivendo istruzioni complesse. In questi casi è preferibile capovolgere la diatesi trasformando la forma passiva in attiva per maggiore chiarezza.</text:p>
      <text:p text:style-name="P7">es. la struttura base può essere modificata &gt; È possibile modificare la struttura base</text:p>
      <text:p text:style-name="P7"/>
      <text:p text:style-name="P7">Tema della frase</text:p>
      <text:p text:style-name="P7">Un altro accorgimento che facilita il lettore è cercare di mettere l'informazione più importante (o tema) all'inizio della frase. Specialmente quando il testo descrive una procedura lunga e complessa, l'utente deve essere messo in condizioni di determinare subito quale sia l’argomento trattato.</text:p>
      <text:p text:style-name="P7">Da evitare per esempio, una spiegazione di tre righe con in fondo “per cancellare il tuo account”. Per risultati ottimali è meglio seguire la formula *Se ti interessa questo risultato* &gt; *esegui questa procedura*, piuttosto che *esegui questa procedura* &gt; *se ti interessa questo risultato*.</text:p>
      <text:p text:style-name="P7">es. Completa l'orientamento online per essere abilitato. &gt; Per essere abilitato completa l'orientamento online</text:p>
      <text:p text:style-name="P7"/>
      <text:h text:style-name="P3" text:outline-level="3"><text:soft-page-break/>Punteggiatura</text:h>
      <text:p text:style-name="P7">La virgola</text:p>
      <text:p text:style-name="P7">Una differenza importante per quanto riguarda la virgola è che inglese viene utilizzata unitamente alle congiunzioni (es. for safety, privacy, and freedom on the Web), mentre in italiano una esclude l’altra (es. per la sicurezza, la privacy e la libertà sul Web).</text:p>
      <text:p text:style-name="P7">Eccezione va fatta naturalmente per il discorso degli incisi (es. se Marco si lascerà scappare il nostro segreto, e sono sicuro che prima o poi lo farà, saremo tutti nei guai fino al collo).</text:p>
      <text:p text:style-name="P7"/>
      <text:p text:style-name="P7">Il punto</text:p>
      <text:p text:style-name="P7">Un accorgimento da adottare in presenza di virgolette, URL o mail:</text:p>
      <text:p text:style-name="P7">La sequenza .”. è da evitare. Dunque, qualora si verificasse, si toglie il punto all’interno delle virgolette lasciando solo quello esterno.</text:p>
      <text:p text:style-name="P7">es. Gli risposi: “Ora puoi andare.”. &gt; Gli risposi “Ora puoi andare”.</text:p>
      <text:p text:style-name="P7">Se dietro a email e URL, un punto potrebbe essere interpretato come parte di essi e indurre in errore l’utente. Se URL o email si trovano a fine frase e poi c’è un a capo, meglio omettere il punto finale.</text:p>
      <text:p text:style-name="P7"/>
      <text:p text:style-name="P7">Il punto esclamativo</text:p>
      <text:p text:style-name="P7">Nello stile Mozilla Italia sono da dosare con parsimonia. Gli avvisi di sistema inglesi ne sono pieni, ma in italiano li evitiamo.</text:p>
      <text:p text:style-name="P7">es. Error 404: page not found!</text:p>
      <text:p text:style-name="P7">Errore 404: pagina non trovata.</text:p>
      <text:p text:style-name="P7"/>
      <text:p text:style-name="P7">L’apostrofo</text:p>
      <text:p text:style-name="P7">L’apostrofo “dritto” (Mac: tasto “?” + tasto maiscolo) è utilizzato anche nel codice, per questo può causare conflitti. Meglio dunque utilizzare l’apostrofo curvo (Mac: tasto “3”+alt+maiuscolo).</text:p>
      <text:p text:style-name="P7">Errori più comuni per l’apostrofo:</text:p>
      <text:p text:style-name="P7">un’altro &gt; un altro <text:span text:style-name="T11">(</text:span>e simili <text:span text:style-name="T11">casi di </text:span>articolo indet. + maschile<text:span text:style-name="T10">)</text:span>. </text:p>
      <text:p text:style-name="P7"><text:soft-page-break/>Qual’è &gt; Qual è (in realtà il dibattito tra i linguisti italiani è ancora aperto, ma per uniformità stilistica scegliamo di adottare la versione priva di apostrofo)</text:p>
      <text:p text:style-name="P7"/>
      <text:p text:style-name="P7">Le virgolette</text:p>
      <text:p text:style-name="P7">Per la stessa ragione dell’apostrofo, preferiamo alle virgolette dritte (Mac: tasto 2 + maiuscolo), quelle curve (Mac: virgoletta d’apertura <text:s/>tasto 2 + alt, di chiusura tasto 2 + alt + maiusc)</text:p>
      <text:p text:style-name="P7"/>
      <text:p text:style-name="P7">I puntini di sospensione</text:p>
      <text:p text:style-name="P7">Molti premono semplicemente il tasto “.” tre volte in successione. In realtà i puntini hanno la loro combinazione di tasti (MAC: tasto “,” + alt). Questo accorgimento diventa particolarmente utile in caso di limitazione dei caratteri (es. Twitter): infatti “…” viene contaggiato come un solo carattere.</text:p>
      <text:p text:style-name="P7"/>
      <text:p text:style-name="P7">I trattini</text:p>
      <text:p text:style-name="P7">Occorre fare una distinzione tra il trattino corto “-” e il trattino lungo “–” (Mac: “-” + alt).</text:p>
      <text:p text:style-name="P7">Il trattino corto va utilizzato esclusivamente come trait d’union in un composto formato da due parole, senza spazi in mezzo.</text:p>
      <text:p text:style-name="P7">Nota: certe parole che inizialmente erano composti col trattino, sono tanto entrate nell’uso che possono venire scritte senza.</text:p>
      <text:p text:style-name="P7">Esempi sono le parole email, multipiattaforma.</text:p>
      <text:p text:style-name="P7"/>
      <text:p text:style-name="P7">Il trattino lungo è usato per gli incisi, o comunque per separare due frasi, e va sempre preceduto e seguito da uno spazio.</text:p>
      <text:p text:style-name="P7">Il trattino lungo viene molto usato in inglese, ma non è altrettanto comune in italiano. Quando possibile è meglio sostituirlo con un altro segno di punteggiatura appropriato al caso.</text:p>
      <text:p text:style-name="P7">es. Firefox – The browser that puts privacy at the first place</text:p>
      <text:p text:style-name="P7">Firefox: il browser che mette la privacy al primo posto.</text:p>
      <text:p text:style-name="P7"/>
      <text:p text:style-name="P7"><text:soft-page-break/>es. Firefox – the browser that puts privacy at the first place – is now availble for Android.</text:p>
      <text:p text:style-name="P7">Firefox, il browser che mette la privacy al primo posto, è ora disponibile per Androi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Next" svg:font-family="'Avenir Next'"/>
    <style:font-face style:name="Helvetica" svg:font-family="Helvetica"/>
    <style:font-face style:name="Lucida Sans1" svg:font-family="'Lucida Sans'" style:font-family-generic="swiss"/>
    <style:font-face style:name="Liberation Mono" svg:font-family="'Liberation Mono'" style:font-family-generic="modern" style:font-pitch="fixed"/>
    <style:font-face style:name="MS PGothic1" svg:font-family="'MS PGothic'" style:font-family-generic="modern" style:font-pitch="fixed"/>
    <style:font-face style:name="Avenir Next1"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venir Next" fo:font-size="12pt" fo:language="it" fo:country="IT" style:letter-kerning="true" style:font-name-asian="MS PMincho"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venir Next" fo:font-size="12pt" fo:language="it" fo:country="IT" style:letter-kerning="true" style:font-name-asian="MS PMincho"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venir Next" fo:font-family="'Avenir Nex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venir Next" fo:font-family="'Avenir Next'"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enir Next" fo:font-family="'Avenir Next'"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MS PMincho" style:font-family-asian="'MS PMincho'"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MS PGothic1" style:font-family-asian="'MS P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Todaro</meta:initial-creator>
    <meta:creation-date>2016-12-10T19:18:44.133306000</meta:creation-date>
    <dc:date>2016-12-11T11:06:17.801359000</dc:date>
    <dc:creator>Sara Todaro</dc:creator>
    <meta:editing-duration>PT23M13S</meta:editing-duration>
    <meta:editing-cycles>2</meta:editing-cycles>
    <meta:generator>LibreOffice/5.1.6.2$MacOSX_X86_64 LibreOffice_project/07ac168c60a517dba0f0d7bc7540f5afa45f0909</meta:generator>
    <meta:document-statistic meta:table-count="0" meta:image-count="0" meta:object-count="0" meta:page-count="7" meta:paragraph-count="81" meta:word-count="1598" meta:character-count="10318" meta:non-whitespace-character-count="8793"/>
  </office:meta>
</office:document-meta>
</file>